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0479in" style:use-optimal-column-width="false"/>
    </style:style>
    <style:style style:name="TableColumn3" style:family="table-column">
      <style:table-column-properties style:column-width="5.7909in" style:use-optimal-column-width="false"/>
    </style:style>
    <style:style style:name="Table1" style:family="table" style:master-page-name="MP0">
      <style:table-properties style:width="6.8388in" fo:margin-left="0in" table:align="left"/>
    </style:style>
    <style:style style:name="TableRow4" style:family="table-row">
      <style:table-row-properties style:min-row-height="1.1083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/>
    </style:style>
    <style:style style:name="T12" style:parent-style-name="DefaultParagraphFont" style:family="text">
      <style:text-properties fo:language="id" fo:country="ID" style:language-asian="id" style:country-asian="ID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15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16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17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18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19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20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P21" style:parent-style-name="Textbody" style:family="paragraph">
      <style:paragraph-properties fo:text-align="center" fo:margin-bottom="0in"/>
    </style:style>
    <style:style style:name="T22" style:parent-style-name="DefaultParagraphFont" style:family="text">
      <style:text-properties style:font-name="Times New Roman" fo:font-size="8.5pt" style:font-size-asian="8.5pt" style:font-size-complex="8.5pt"/>
    </style:style>
    <style:style style:name="T23" style:parent-style-name="DefaultParagraphFont" style:family="text">
      <style:text-properties style:font-name="Times New Roman" fo:font-size="8.5pt" style:font-size-asian="8.5pt" style:font-size-complex="8.5pt"/>
    </style:style>
    <style:style style:name="T24" style:parent-style-name="DefaultParagraphFont" style:family="text">
      <style:text-properties style:font-name="Times New Roman" fo:font-size="8.5pt" style:font-size-asian="8.5pt" style:font-size-complex="8.5pt"/>
    </style:style>
    <style:style style:name="T25" style:parent-style-name="DefaultParagraphFont" style:family="text">
      <style:text-properties style:font-name="Times New Roman" fo:font-size="8.5pt" style:font-size-asian="8.5pt" style:font-size-complex="8.5pt"/>
    </style:style>
    <style:style style:name="P26" style:parent-style-name="Textbody" style:family="paragraph">
      <style:paragraph-properties fo:text-align="center" fo:margin-bottom="0in"/>
    </style:style>
    <style:style style:name="T27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28" style:parent-style-name="DefaultParagraphFont" style:family="text">
      <style:text-properties style:font-name="Times New Roman"/>
    </style:style>
    <style:style style:name="P29" style:parent-style-name="Textbody" style:family="paragraph">
      <style:paragraph-properties fo:text-align="center" fo:margin-bottom="0in"/>
    </style:style>
    <style:style style:name="T30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31" style:parent-style-name="DefaultParagraphFont" style:family="text">
      <style:text-properties style:font-name="Times New Roman" fo:font-size="9pt" style:font-size-asian="9pt" style:font-size-complex="9pt" fo:language="id" fo:country="ID"/>
    </style:style>
    <style:style style:name="T32" style:parent-style-name="DefaultParagraphFont" style:family="text">
      <style:text-properties fo:language="id" fo:country="ID" style:language-asian="id" style:country-asian="ID"/>
    </style:style>
    <style:style style:name="P33" style:parent-style-name="Normal" style:family="paragraph">
      <style:text-properties fo:language="es" fo:country="ES"/>
    </style:style>
    <style:style style:name="P34" style:parent-style-name="Normal" style:family="paragraph">
      <style:text-properties fo:language="es" fo:country="ES"/>
    </style:style>
    <style:style style:name="T35" style:parent-style-name="DefaultParagraphFont" style:family="text">
      <style:text-properties fo:language="es" fo:country="ES"/>
    </style:style>
    <style:style style:name="T36" style:parent-style-name="DefaultParagraphFont" style:family="text">
      <style:text-properties fo:language="es" fo:country="ES"/>
    </style:style>
    <style:style style:name="T37" style:parent-style-name="DefaultParagraphFont" style:family="text">
      <style:text-properties fo:language="es" fo:country="ES"/>
    </style:style>
    <style:style style:name="T38" style:parent-style-name="DefaultParagraphFont" style:family="text">
      <style:text-properties fo:language="es" fo:country="ES"/>
    </style:style>
    <style:style style:name="T39" style:parent-style-name="DefaultParagraphFont" style:family="text">
      <style:text-properties fo:language="es" fo:country="ES"/>
    </style:style>
    <style:style style:name="T40" style:parent-style-name="DefaultParagraphFont" style:family="text">
      <style:text-properties fo:font-size="14pt" style:font-size-asian="14pt" style:font-size-complex="14pt" fo:language="es" fo:country="ES"/>
    </style:style>
    <style:style style:name="T41" style:parent-style-name="DefaultParagraphFont" style:family="text">
      <style:text-properties fo:font-size="14pt" style:font-size-asian="14pt" style:font-size-complex="14pt" fo:language="id" fo:country="ID"/>
    </style:style>
    <style:style style:name="T42" style:parent-style-name="DefaultParagraphFont" style:family="text">
      <style:text-properties fo:language="es" fo:country="ES"/>
    </style:style>
    <style:style style:name="T43" style:parent-style-name="DefaultParagraphFont" style:family="text">
      <style:text-properties fo:language="es" fo:country="ES"/>
    </style:style>
    <style:style style:name="T44" style:parent-style-name="DefaultParagraphFont" style:family="text">
      <style:text-properties fo:language="es" fo:country="ES"/>
    </style:style>
    <style:style style:name="T45" style:parent-style-name="DefaultParagraphFont" style:family="text">
      <style:text-properties fo:language="es" fo:country="ES"/>
    </style:style>
    <style:style style:name="T46" style:parent-style-name="DefaultParagraphFont" style:family="text">
      <style:text-properties fo:language="es" fo:country="ES"/>
    </style:style>
    <style:style style:name="P47" style:parent-style-name="Normal" style:family="paragraph">
      <style:paragraph-properties fo:margin-left="0.3937in">
        <style:tab-stops/>
      </style:paragraph-properties>
      <style:text-properties fo:language="id" fo:country="ID"/>
    </style:style>
    <style:style style:name="P48" style:parent-style-name="Normal" style:family="paragraph">
      <style:paragraph-properties fo:margin-left="0.3937in">
        <style:tab-stops/>
      </style:paragraph-properties>
      <style:text-properties fo:language="id" fo:country="ID"/>
    </style:style>
    <style:style style:name="P49" style:parent-style-name="Normal" style:family="paragraph">
      <style:paragraph-properties fo:margin-left="0.3937in">
        <style:tab-stops/>
      </style:paragraph-properties>
      <style:text-properties fo:language="id" fo:country="ID"/>
    </style:style>
    <style:style style:name="P50" style:parent-style-name="Normal" style:family="paragraph">
      <style:paragraph-properties fo:margin-left="0.625in">
        <style:tab-stops/>
      </style:paragraph-properties>
      <style:text-properties fo:language="id" fo:country="ID"/>
    </style:style>
    <style:style style:name="P51" style:parent-style-name="Normal" style:family="paragraph">
      <style:paragraph-properties fo:margin-left="0.625in">
        <style:tab-stops/>
      </style:paragraph-properties>
    </style:style>
    <style:style style:name="T52" style:parent-style-name="DefaultParagraphFont" style:family="text">
      <style:text-properties fo:language="es" fo:country="ES"/>
    </style:style>
    <style:style style:name="T53" style:parent-style-name="DefaultParagraphFont" style:family="text">
      <style:text-properties fo:language="id" fo:country="ID"/>
    </style:style>
    <style:style style:name="T54" style:parent-style-name="DefaultParagraphFont" style:family="text">
      <style:text-properties fo:language="id" fo:country="ID"/>
    </style:style>
    <style:style style:name="T55" style:parent-style-name="DefaultParagraphFont" style:family="text">
      <style:text-properties fo:language="id" fo:country="ID"/>
    </style:style>
    <style:style style:name="T56" style:parent-style-name="DefaultParagraphFont" style:family="text">
      <style:text-properties fo:language="es" fo:country="ES"/>
    </style:style>
    <style:style style:name="T57" style:parent-style-name="DefaultParagraphFont" style:family="text">
      <style:text-properties fo:language="id" fo:country="ID"/>
    </style:style>
    <style:style style:name="P58" style:parent-style-name="Normal" style:family="paragraph">
      <style:paragraph-properties fo:margin-left="0.625in">
        <style:tab-stops/>
      </style:paragraph-properties>
    </style:style>
    <style:style style:name="T59" style:parent-style-name="DefaultParagraphFont" style:family="text">
      <style:text-properties fo:language="es" fo:country="ES"/>
    </style:style>
    <style:style style:name="T60" style:parent-style-name="DefaultParagraphFont" style:family="text">
      <style:text-properties fo:language="es" fo:country="ES"/>
    </style:style>
    <style:style style:name="T61" style:parent-style-name="DefaultParagraphFont" style:family="text">
      <style:text-properties fo:language="es" fo:country="ES"/>
    </style:style>
    <style:style style:name="T62" style:parent-style-name="DefaultParagraphFont" style:family="text">
      <style:text-properties fo:language="es" fo:country="ES"/>
    </style:style>
    <style:style style:name="T63" style:parent-style-name="DefaultParagraphFont" style:family="text">
      <style:text-properties fo:language="es" fo:country="ES"/>
    </style:style>
    <style:style style:name="T64" style:parent-style-name="DefaultParagraphFont" style:family="text">
      <style:text-properties fo:language="es" fo:country="ES"/>
    </style:style>
    <style:style style:name="P65" style:parent-style-name="Normal" style:family="paragraph">
      <style:paragraph-properties fo:margin-left="0.625in">
        <style:tab-stops/>
      </style:paragraph-properties>
    </style:style>
    <style:style style:name="T66" style:parent-style-name="DefaultParagraphFont" style:family="text">
      <style:text-properties fo:language="es" fo:country="ES"/>
    </style:style>
    <style:style style:name="T67" style:parent-style-name="DefaultParagraphFont" style:family="text">
      <style:text-properties fo:language="es" fo:country="ES"/>
    </style:style>
    <style:style style:name="T68" style:parent-style-name="DefaultParagraphFont" style:family="text">
      <style:text-properties fo:language="es" fo:country="ES"/>
    </style:style>
    <style:style style:name="T69" style:parent-style-name="DefaultParagraphFont" style:family="text">
      <style:text-properties fo:language="es" fo:country="ES"/>
    </style:style>
    <style:style style:name="T70" style:parent-style-name="DefaultParagraphFont" style:family="text">
      <style:text-properties fo:language="es" fo:country="ES"/>
    </style:style>
    <style:style style:name="T71" style:parent-style-name="DefaultParagraphFont" style:family="text">
      <style:text-properties fo:language="id" fo:country="ID"/>
    </style:style>
    <style:style style:name="P72" style:parent-style-name="Normal" style:family="paragraph">
      <style:paragraph-properties fo:margin-left="0.625in">
        <style:tab-stops/>
      </style:paragraph-properties>
    </style:style>
    <style:style style:name="T73" style:parent-style-name="DefaultParagraphFont" style:family="text">
      <style:text-properties fo:language="es" fo:country="ES"/>
    </style:style>
    <style:style style:name="T74" style:parent-style-name="DefaultParagraphFont" style:family="text">
      <style:text-properties fo:language="es" fo:country="ES"/>
    </style:style>
    <style:style style:name="T75" style:parent-style-name="DefaultParagraphFont" style:family="text">
      <style:text-properties fo:language="es" fo:country="ES"/>
    </style:style>
    <style:style style:name="T76" style:parent-style-name="DefaultParagraphFont" style:family="text">
      <style:text-properties fo:language="es" fo:country="ES"/>
    </style:style>
    <style:style style:name="T77" style:parent-style-name="DefaultParagraphFont" style:family="text">
      <style:text-properties fo:language="es" fo:country="ES"/>
    </style:style>
    <style:style style:name="T78" style:parent-style-name="DefaultParagraphFont" style:family="text">
      <style:text-properties fo:language="id" fo:country="ID"/>
    </style:style>
    <style:style style:name="P79" style:parent-style-name="Normal" style:family="paragraph">
      <style:paragraph-properties fo:margin-left="0.625in">
        <style:tab-stops/>
      </style:paragraph-properties>
      <style:text-properties fo:language="id" fo:country="ID"/>
    </style:style>
    <style:style style:name="P80" style:parent-style-name="Normal" style:family="paragraph">
      <style:paragraph-properties fo:margin-left="0.625in">
        <style:tab-stops/>
      </style:paragraph-properties>
      <style:text-properties fo:language="id" fo:country="ID"/>
    </style:style>
    <style:style style:name="P81" style:parent-style-name="Normal" style:family="paragraph">
      <style:paragraph-properties fo:margin-left="0.625in">
        <style:tab-stops/>
      </style:paragraph-properties>
      <style:text-properties fo:language="id" fo:country="ID"/>
    </style:style>
    <style:style style:name="P82" style:parent-style-name="Normal" style:family="paragraph">
      <style:paragraph-properties fo:margin-left="0.625in">
        <style:tab-stops/>
      </style:paragraph-properties>
    </style:style>
    <style:style style:name="T83" style:parent-style-name="DefaultParagraphFont" style:family="text">
      <style:text-properties fo:language="id" fo:country="ID"/>
    </style:style>
    <style:style style:name="T84" style:parent-style-name="DefaultParagraphFont" style:family="text">
      <style:text-properties fo:language="id" fo:country="ID"/>
    </style:style>
    <style:style style:name="T85" style:parent-style-name="DefaultParagraphFont" style:family="text">
      <style:text-properties fo:language="id" fo:country="ID"/>
    </style:style>
    <style:style style:name="T86" style:parent-style-name="DefaultParagraphFont" style:family="text">
      <style:text-properties fo:language="id" fo:country="ID"/>
    </style:style>
    <style:style style:name="T87" style:parent-style-name="DefaultParagraphFont" style:family="text">
      <style:text-properties fo:language="en" fo:country="ID"/>
    </style:style>
    <style:style style:name="P88" style:parent-style-name="Normal" style:family="paragraph">
      <style:paragraph-properties fo:margin-left="0.625in">
        <style:tab-stops/>
      </style:paragraph-properties>
    </style:style>
    <style:style style:name="T89" style:parent-style-name="DefaultParagraphFont" style:family="text">
      <style:text-properties fo:language="id" fo:country="ID"/>
    </style:style>
    <style:style style:name="T90" style:parent-style-name="DefaultParagraphFont" style:family="text">
      <style:text-properties fo:language="id" fo:country="ID"/>
    </style:style>
    <style:style style:name="T91" style:parent-style-name="DefaultParagraphFont" style:family="text">
      <style:text-properties fo:language="id" fo:country="ID"/>
    </style:style>
    <style:style style:name="T92" style:parent-style-name="DefaultParagraphFont" style:family="text">
      <style:text-properties fo:language="id" fo:country="ID"/>
    </style:style>
    <style:style style:name="T93" style:parent-style-name="DefaultParagraphFont" style:family="text">
      <style:text-properties fo:language="id" fo:country="ID"/>
    </style:style>
    <style:style style:name="T94" style:parent-style-name="DefaultParagraphFont" style:family="text">
      <style:text-properties fo:language="id" fo:country="ID"/>
    </style:style>
    <style:style style:name="T95" style:parent-style-name="DefaultParagraphFont" style:family="text">
      <style:text-properties fo:language="en" fo:country="ID"/>
    </style:style>
    <style:style style:name="P96" style:parent-style-name="Normal" style:family="paragraph">
      <style:paragraph-properties fo:margin-left="0.625in">
        <style:tab-stops/>
      </style:paragraph-properties>
    </style:style>
    <style:style style:name="T97" style:parent-style-name="DefaultParagraphFont" style:family="text">
      <style:text-properties fo:language="id" fo:country="ID"/>
    </style:style>
    <style:style style:name="T98" style:parent-style-name="DefaultParagraphFont" style:family="text">
      <style:text-properties fo:language="id" fo:country="ID"/>
    </style:style>
    <style:style style:name="T99" style:parent-style-name="DefaultParagraphFont" style:family="text">
      <style:text-properties fo:language="id" fo:country="ID"/>
    </style:style>
    <style:style style:name="T100" style:parent-style-name="DefaultParagraphFont" style:family="text">
      <style:text-properties fo:language="id" fo:country="ID"/>
    </style:style>
    <style:style style:name="T101" style:parent-style-name="DefaultParagraphFont" style:family="text">
      <style:text-properties fo:language="id" fo:country="ID"/>
    </style:style>
    <style:style style:name="T102" style:parent-style-name="DefaultParagraphFont" style:family="text">
      <style:text-properties fo:language="en" fo:country="ID"/>
    </style:style>
    <style:style style:name="T103" style:parent-style-name="DefaultParagraphFont" style:family="text">
      <style:text-properties fo:language="id" fo:country="ID"/>
    </style:style>
    <style:style style:name="T104" style:parent-style-name="DefaultParagraphFont" style:family="text">
      <style:text-properties fo:language="en" fo:country="ID"/>
    </style:style>
    <style:style style:name="P105" style:parent-style-name="Normal" style:family="paragraph">
      <style:paragraph-properties fo:margin-left="0.625in">
        <style:tab-stops/>
      </style:paragraph-properties>
    </style:style>
    <style:style style:name="T106" style:parent-style-name="DefaultParagraphFont" style:family="text">
      <style:text-properties fo:language="id" fo:country="ID"/>
    </style:style>
    <style:style style:name="T107" style:parent-style-name="DefaultParagraphFont" style:family="text">
      <style:text-properties fo:language="id" fo:country="ID"/>
    </style:style>
    <style:style style:name="T108" style:parent-style-name="DefaultParagraphFont" style:family="text">
      <style:text-properties fo:language="id" fo:country="ID"/>
    </style:style>
    <style:style style:name="T109" style:parent-style-name="DefaultParagraphFont" style:family="text">
      <style:text-properties fo:language="id" fo:country="ID"/>
    </style:style>
    <style:style style:name="T110" style:parent-style-name="DefaultParagraphFont" style:family="text">
      <style:text-properties fo:language="id" fo:country="ID"/>
    </style:style>
    <style:style style:name="T111" style:parent-style-name="DefaultParagraphFont" style:family="text">
      <style:text-properties fo:language="en" fo:country="ID"/>
    </style:style>
    <style:style style:name="P112" style:parent-style-name="Normal" style:family="paragraph">
      <style:paragraph-properties fo:margin-left="1.625in" fo:text-indent="0.375in">
        <style:tab-stops/>
      </style:paragraph-properties>
    </style:style>
    <style:style style:name="T113" style:parent-style-name="DefaultParagraphFont" style:family="text">
      <style:text-properties fo:color="#FFFFFF" fo:language="id" fo:country="ID"/>
    </style:style>
    <style:style style:name="T114" style:parent-style-name="DefaultParagraphFont" style:family="text">
      <style:text-properties fo:color="#FFFFFF" fo:language="id" fo:country="ID"/>
    </style:style>
    <style:style style:name="T115" style:parent-style-name="DefaultParagraphFont" style:family="text">
      <style:text-properties fo:language="id" fo:country="ID"/>
    </style:style>
    <style:style style:name="T116" style:parent-style-name="DefaultParagraphFont" style:family="text">
      <style:text-properties fo:language="en" fo:country="ID"/>
    </style:style>
    <style:style style:name="P117" style:parent-style-name="Normal" style:family="paragraph">
      <style:paragraph-properties fo:margin-left="0.625in">
        <style:tab-stops/>
      </style:paragraph-properties>
    </style:style>
    <style:style style:name="T118" style:parent-style-name="DefaultParagraphFont" style:family="text">
      <style:text-properties fo:language="id" fo:country="ID"/>
    </style:style>
    <style:style style:name="T119" style:parent-style-name="DefaultParagraphFont" style:family="text">
      <style:text-properties fo:language="id" fo:country="ID"/>
    </style:style>
    <style:style style:name="T120" style:parent-style-name="DefaultParagraphFont" style:family="text">
      <style:text-properties fo:language="id" fo:country="ID"/>
    </style:style>
    <style:style style:name="T121" style:parent-style-name="DefaultParagraphFont" style:family="text">
      <style:text-properties fo:language="id" fo:country="ID"/>
    </style:style>
    <style:style style:name="T122" style:parent-style-name="DefaultParagraphFont" style:family="text">
      <style:text-properties fo:language="id" fo:country="ID"/>
    </style:style>
    <style:style style:name="T123" style:parent-style-name="DefaultParagraphFont" style:family="text">
      <style:text-properties fo:color="#FF0000" fo:language="id" fo:country="ID"/>
    </style:style>
    <style:style style:name="P124" style:parent-style-name="Normal" style:family="paragraph">
      <style:paragraph-properties fo:margin-left="0.625in">
        <style:tab-stops/>
      </style:paragraph-properties>
      <style:text-properties fo:language="id" fo:country="ID"/>
    </style:style>
    <style:style style:name="P125" style:parent-style-name="Normal" style:family="paragraph">
      <style:paragraph-properties fo:margin-left="0.625in">
        <style:tab-stops/>
      </style:paragraph-properties>
      <style:text-properties fo:color="#FF0000" fo:language="id" fo:country="ID"/>
    </style:style>
    <style:style style:name="P126" style:parent-style-name="Normal" style:family="paragraph">
      <style:text-properties fo:language="es" fo:country="ES"/>
    </style:style>
    <style:style style:name="P127" style:parent-style-name="Normal" style:family="paragraph">
      <style:text-properties fo:language="es" fo:country="ES"/>
    </style:style>
    <style:style style:name="P128" style:parent-style-name="Normal" style:family="paragraph">
      <style:paragraph-properties fo:margin-left="0.3937in">
        <style:tab-stops/>
      </style:paragraph-properties>
    </style:style>
    <style:style style:name="T129" style:parent-style-name="DefaultParagraphFont" style:family="text">
      <style:text-properties fo:language="id" fo:country="ID"/>
    </style:style>
    <style:style style:name="T130" style:parent-style-name="DefaultParagraphFont" style:family="text">
      <style:text-properties fo:language="es" fo:country="ES"/>
    </style:style>
    <style:style style:name="T131" style:parent-style-name="DefaultParagraphFont" style:family="text">
      <style:text-properties fo:language="es" fo:country="ES"/>
    </style:style>
    <style:style style:name="P132" style:parent-style-name="Normal" style:family="paragraph">
      <style:text-properties fo:language="es" fo:country="ES"/>
    </style:style>
    <style:style style:name="P133" style:parent-style-name="Normal" style:family="paragraph">
      <style:paragraph-properties fo:margin-left="3.5in" fo:text-indent="0.5in">
        <style:tab-stops/>
      </style:paragraph-properties>
    </style:style>
    <style:style style:name="T134" style:parent-style-name="DefaultParagraphFont" style:family="text">
      <style:text-properties fo:language="id" fo:country="ID"/>
    </style:style>
    <style:style style:name="T135" style:parent-style-name="DefaultParagraphFont" style:family="text">
      <style:text-properties fo:language="en" fo:country="ID"/>
    </style:style>
    <style:style style:name="T136" style:parent-style-name="DefaultParagraphFont" style:family="text">
      <style:text-properties fo:language="id" fo:country="ID" style:language-asian="id" style:country-asian="ID"/>
    </style:style>
    <style:style style:name="P137" style:parent-style-name="Normal" style:family="paragraph">
      <style:text-properties fo:language="id" fo:country="ID"/>
    </style:style>
    <style:style style:name="P138" style:parent-style-name="Normal" style:family="paragraph">
      <style:paragraph-properties fo:margin-left="0.2958in" fo:text-indent="-0.2958in">
        <style:tab-stops/>
      </style:paragraph-properties>
      <style:text-properties fo:language="id" fo:country="ID"/>
    </style:style>
    <style:style style:name="T139" style:parent-style-name="DefaultParagraphFont" style:family="text">
      <style:text-properties style:text-underline-type="single" style:text-underline-style="solid" style:text-underline-width="auto" style:text-underline-mode="continuous" fo:language="es" fo:country="ES"/>
    </style:style>
    <style:style style:name="T140" style:parent-style-name="DefaultParagraphFont" style:family="text">
      <style:text-properties style:text-underline-type="single" style:text-underline-style="solid" style:text-underline-width="auto" style:text-underline-mode="continuous" fo:language="id" fo:country="ID"/>
    </style:style>
    <style:style style:name="P141" style:parent-style-name="Normal" style:family="paragraph">
      <style:text-properties fo:language="es" fo:country="ES"/>
    </style:style>
    <style:style style:name="P142" style:parent-style-name="Normal" style:family="paragraph">
      <style:text-properties fo:language="es" fo:country="ES"/>
    </style:style>
    <style:style style:name="T143" style:parent-style-name="DefaultParagraphFont" style:family="text">
      <style:text-properties fo:language="es" fo:country="ES"/>
    </style:style>
    <style:style style:name="T144" style:parent-style-name="DefaultParagraphFont" style:family="text">
      <style:text-properties fo:language="es" fo:country="ES"/>
    </style:style>
    <style:style style:name="T145" style:parent-style-name="DefaultParagraphFont" style:family="text">
      <style:text-properties fo:language="es" fo:country="ES"/>
    </style:style>
    <style:style style:name="T146" style:parent-style-name="DefaultParagraphFont" style:family="text">
      <style:text-properties fo:language="es" fo:country="ES"/>
    </style:style>
    <style:style style:name="T147" style:parent-style-name="DefaultParagraphFont" style:family="text">
      <style:text-properties fo:language="es" fo:country="ES"/>
    </style:style>
    <style:style style:name="T148" style:parent-style-name="DefaultParagraphFont" style:family="text">
      <style:text-properties fo:language="es" fo:country="ES"/>
    </style:style>
    <style:style style:name="T149" style:parent-style-name="DefaultParagraphFont" style:family="text">
      <style:text-properties fo:language="es" fo:country="ES"/>
    </style:style>
    <style:style style:name="P150" style:parent-style-name="Normal" style:family="paragraph">
      <style:text-properties fo:language="es" fo:country="ES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626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2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2"><draw:frame draw:style-name="a1" draw:name="Picture 1" text:anchor-type="as-char" svg:x="0in" svg:y="0in" svg:width="0.70827in" svg:height="1in" style:rel-width="scale" style:rel-height="scale"><draw:image xlink:href="media/image2.wmf" xlink:type="simple" xlink:show="embed" xlink:actuate="onLoad"/><svg:title/><svg:desc/></draw:frame></text:span></text:p>
          </table:table-cell>
          <table:table-cell table:style-name="TableCell13">
            <text:p text:style-name="P14">PEMERINTAH KOTA YOGYAKARTA</text:p>
            <text:p text:style-name="P15">DINAS PENDIDIKAN</text:p>
            <text:p text:style-name="P16"><text:span text:style-name="T17"> Jl. Hayam Wuruk No 11<text:s/></text:span><text:span text:style-name="T18">Yogyakarta Kode Pos : 552</text:span><text:span text:style-name="T19">12<text:s/></text:span><text:span text:style-name="T20">Telepon (0274) 512956, 563078, Fax (0274) 512956</text:span></text:p>
            <text:p text:style-name="P21"><text:span text:style-name="T22">EMAIL:<text:s/></text:span><text:a xlink:href="mailto:pendidikan@jogja.go.id" office:target-frame-name="_top" xlink:show="replace"><text:span text:style-name="T23">pendidikan@jogja.go.id</text:span></text:a><text:span text:style-name="T24"><text:s/>EMAIL INTRANET :</text:span><text:a xlink:href="mailto:pendidikan@intra.jogja.go.id" office:target-frame-name="_top" xlink:show="replace"><text:span text:style-name="T25">pendidikan@intra.jogja.go.id</text:span></text:a></text:p>
            <text:p text:style-name="P26"><text:span text:style-name="T27">HOTLINE SMS : 08122780001,2740 HOT LINE EMAIL :<text:s/></text:span><text:a xlink:href="mailto:upik@jogjakota.go.id" office:target-frame-name="_top" xlink:show="replace"><text:span text:style-name="T28">upik@jogjakota.go.id</text:span></text:a></text:p>
            <text:p text:style-name="P29"><text:span text:style-name="T30">WEB SITE :<text:s/></text:span><text:a xlink:href="http://www.jogjakota.go.id/" office:target-frame-name="_top" xlink:show="replace"><text:span text:style-name="T31">www.jogjakota.go.id</text:span></text:a></text:p>
          </table:table-cell>
        </table:table-row>
      </table:table>
      <text:p text:style-name="Normal"><text:span text:style-name="T32"><draw:connector draw:type="line" svg:x1="0in" svg:y1="0.01654in" svg:x2="6.75in" svg:y2="0.01654in" draw:z-index="251659264" draw:id="id0" draw:style-name="a2" draw:name="Straight Connector 2" text:anchor-type="paragraph"><svg:title/><svg:desc/></draw:connector></text:span></text:p>
      <text:p text:style-name="P33"/>
      <text:p text:style-name="P34"/>
      <text:p text:style-name="Normal"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SURAT PENU</text:span><text:span text:style-name="T41">NJUKAN</text:span></text:p>
      <text:p text:style-name="Normal"><text:span text:style-name="T42"><text:tab/></text:span><text:span text:style-name="T43"><text:tab/></text:span><text:span text:style-name="T44"><text:tab/></text:span><text:span text:style-name="T45"><text:tab/></text:span><text:span text:style-name="T46"><text:tab/>Nomor :</text:span></text:p>
      <text:p text:style-name="P47"/>
      <text:p text:style-name="P48"/>
      <text:p text:style-name="P49">Yang bertanda tangan dibawah ini :</text:p>
      <text:p text:style-name="P50"/>
      <text:p text:style-name="P51"><text:span text:style-name="T52">Nama</text:span><text:span text:style-name="T53"><text:tab/></text:span><text:span text:style-name="T54"><text:tab/></text:span><text:span text:style-name="T55"><text:tab/>:<text:s/></text:span><text:span text:style-name="T56">Drs. EDY HERI SUASANA, M.Pd</text:span><text:span text:style-name="T57">.</text:span></text:p>
      <text:p text:style-name="P58"><text:span text:style-name="T59">NIP</text:span><text:span text:style-name="T60"><text:tab/></text:span><text:span text:style-name="T61"><text:tab/></text:span><text:span text:style-name="T62"><text:tab/></text:span><text:span text:style-name="T63"><text:tab/></text:span><text:span text:style-name="T64">: 19610605 198401 1 005</text:span></text:p>
      <text:p text:style-name="P65"><text:span text:style-name="T66">Pangkat/Gol.</text:span><text:span text:style-name="T67"><text:tab/></text:span><text:span text:style-name="T68"><text:tab/></text:span><text:span text:style-name="T69"><text:tab/></text:span><text:span text:style-name="T70">:<text:s/></text:span><text:span text:style-name="T71">Pembina Utama Muda, IV/c</text:span></text:p>
      <text:p text:style-name="P72"><text:span text:style-name="T73">Jabatan</text:span><text:span text:style-name="T74"><text:tab/></text:span><text:span text:style-name="T75"><text:tab/></text:span><text:span text:style-name="T76"><text:tab/></text:span><text:span text:style-name="T77">:<text:s/></text:span><text:span text:style-name="T78">Kepala Dinas pendidikan Kota Yogyakarta</text:span></text:p>
      <text:p text:style-name="P79"/>
      <text:p text:style-name="P80">Menunjuk :</text:p>
      <text:p text:style-name="P81"/>
      <text:p text:style-name="P82"><text:span text:style-name="T83">Nama</text:span><text:span text:style-name="T84"><text:tab/></text:span><text:span text:style-name="T85"><text:tab/></text:span><text:span text:style-name="T86"><text:tab/>:<text:s/></text:span><text:span text:style-name="T87">[onshow.nama1]</text:span></text:p>
      <text:p text:style-name="P88"><text:span text:style-name="T89">NIP</text:span><text:span text:style-name="T90"><text:tab/></text:span><text:span text:style-name="T91"><text:tab/></text:span><text:span text:style-name="T92"><text:tab/></text:span><text:span text:style-name="T93"><text:tab/></text:span><text:span text:style-name="T94">:<text:s/></text:span><text:span text:style-name="T95">[onshow.NIP1]</text:span></text:p>
      <text:p text:style-name="P96"><text:span text:style-name="T97">Pangkat/gol.</text:span><text:span text:style-name="T98"><text:tab/></text:span><text:span text:style-name="T99"><text:tab/></text:span><text:span text:style-name="T100"><text:tab/></text:span><text:span text:style-name="T101">:<text:s/></text:span><text:span text:style-name="T102">[onshow.pangkat1]</text:span><text:span text:style-name="T103"><text:s/>,<text:s/></text:span><text:span text:style-name="T104">[onshow.golongan1]</text:span></text:p>
      <text:p text:style-name="P105"><text:span text:style-name="T106">Jabatan</text:span><text:span text:style-name="T107"><text:tab/></text:span><text:span text:style-name="T108"><text:tab/></text:span><text:span text:style-name="T109"><text:tab/></text:span><text:span text:style-name="T110">:<text:s/></text:span><text:span text:style-name="T111">[onshow.jabatan1]</text:span></text:p>
      <text:p text:style-name="P112"><text:span text:style-name="T113">:</text:span><text:span text:style-name="T114"><text:tab/></text:span><text:span text:style-name="T115"><text:s/></text:span><text:span text:style-name="T116">[onshow.unit_kerja1]</text:span></text:p>
      <text:p text:style-name="P117"><text:span text:style-name="T118">Sebagai</text:span><text:span text:style-name="T119"><text:tab/></text:span><text:span text:style-name="T120"><text:tab/></text:span><text:span text:style-name="T121"><text:tab/></text:span><text:span text:style-name="T122">:<text:s/></text:span><text:span text:style-name="T123">Pelaksana Harian Kepala Dinas Pendidikan Kota Yogyakarta</text:span></text:p>
      <text:p text:style-name="P124"/>
      <text:p text:style-name="P125">Terhitung Mulai Tanggal 18 – 20 Januari 2016.</text:p>
      <text:p text:style-name="P126"/>
      <text:p text:style-name="P127"/>
      <text:p text:style-name="P128"><text:span text:style-name="T129">Demikian</text:span><text:span text:style-name="T130"><text:s/>Surat Penunjukan ini dibuat untuk dilaksanakan sebaik-ba</text:span><text:span text:style-name="T131">iknya.</text:span></text:p>
      <text:p text:style-name="P132"/>
      <text:p text:style-name="P133"><text:span text:style-name="T134">Yogyakarta,<text:s/></text:span><text:span text:style-name="T135">[onshow.tanggal]</text:span></text:p>
      <text:p text:style-name="Normal"><text:span text:style-name="T136"><draw:frame draw:z-index="2" draw:id="id1" draw:style-name="a3" draw:name="Text Box 6" text:anchor-type="paragraph" svg:x="3.90827in" svg:y="0.07205in" svg:width="3.20972in" svg:height="1.66319in" style:rel-width="scale" style:rel-height="scale"><draw:text-box><text:p text:style-name="Normal">KEPALA</text:p><text:p text:style-name="Normal"/><text:p text:style-name="Normal"/><text:p text:style-name="Normal"/><text:p text:style-name="P137"/><text:p text:style-name="P138"/><text:p text:style-name="Normal"><text:span text:style-name="T139">Drs. EDY HERI SUASANA, M. Pd</text:span><text:span text:style-name="T140">.</text:span></text:p><text:p text:style-name="P141">NIP 19610605 198401 1 005</text:p><text:p text:style-name="Normal"/></draw:text-box><svg:title/><svg:desc/></draw:frame></text:span></text:p>
      <text:p text:style-name="P142"/>
      <text:p text:style-name="Normal"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s text:c="22"/></text:span></text:p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D" style:language-asian="en" style:country-asian="ID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BalloonTextChar" style:display-name="Balloon Text Char" style:family="text">
      <style:text-properties style:font-name="Tahoma" style:font-name-asian="Times New Roman" style:font-name-complex="Tahoma" fo:font-size="8pt" style:font-size-asian="8pt" style:font-size-complex="8pt" fo:language="en" fo:country="US"/>
    </style:style>
    <style:style style:name="apple-converted-space" style:display-name="apple-converted-space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4645in" fo:page-height="12.9923in" style:print-orientation="portrait" fo:margin-top="0.5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in"/>
      </style:header-style>
      <style:footer-style>
        <style:header-footer-properties style:dynamic-spacing="true" fo:min-height="1in"/>
      </style:footer-style>
    </style:page-layout>
    <style:style style:name="P7" style:parent-style-name="Footer" style:family="paragraph">
      <style:paragraph-properties fo:text-align="center"/>
    </style:style>
    <style:style style:name="T8" style:parent-style-name="DefaultParagraphFont" style:family="text">
      <style:text-properties fo:language="id" fo:country="ID" style:language-asian="id" style:country-asian="ID"/>
    </style:style>
    <style:style style:name="T9" style:parent-style-name="DefaultParagraphFont" style:family="text">
      <style:text-properties fo:font-size="9pt" style:font-size-asian="9pt" style:font-size-complex="9pt"/>
    </style:style>
    <style:style style:name="P10" style:parent-style-name="Footer" style:family="paragraph">
      <style:paragraph-properties fo:text-align="center"/>
      <style:text-properties fo:font-size="9pt" style:font-size-asian="9pt" style:font-size-complex="9pt"/>
    </style:style>
    <style:style style:name="P11" style:parent-style-name="Footer" style:family="paragraph">
      <style:paragraph-properties fo:text-align="center"/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7"><text:span text:style-name="T8"><draw:frame draw:z-index="251659264" draw:style-name="a0" draw:name="Picture 3" text:anchor-type="paragraph" svg:x="0.31732in" svg:y="-0.24252in" svg:width="0.55354in" svg:height="0.75354in" style:rel-width="scale" style:rel-height="scale"><draw:image xlink:href="media/image1.png" xlink:type="simple" xlink:show="embed" xlink:actuate="onLoad"/><svg:title/><svg:desc/></draw:frame></text:span><text:span text:style-name="T9">S E G O R O <text:s text:c="2"/>A M A R T O</text:span></text:p>
        <text:p text:style-name="P10">SEMANGAT GOTONG ROYONG AGAWE MAJUNE NGAYOGYAKARTA</text:p>
        <text:p text:style-name="P11">KEMANDIRIAN - KEDISIPLINAN - KEPEDULIAN - KEBERSAMAAN</text:p>
        <text:p text:style-name="Footer"/>
        <text:p text:style-name="Normal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usnandar</meta:initial-creator>
    <dc:creator>vinsensius satya</dc:creator>
    <meta:creation-date>2016-02-03T08:38:00Z</meta:creation-date>
    <dc:date>2016-02-17T07:09:00Z</dc:date>
    <meta:print-date>2016-01-18T00:47:00Z</meta:print-date>
    <meta:template xlink:href="Normal" xlink:type="simple"/>
    <meta:editing-cycles>11</meta:editing-cycles>
    <meta:editing-duration>PT60S</meta:editing-duration>
    <meta:document-statistic meta:page-count="1" meta:paragraph-count="2" meta:word-count="175" meta:character-count="1173" meta:row-count="8" meta:non-whitespace-character-count="1000"/>
  </office:meta>
</office:document-meta>
</file>